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415cm" fo:margin-left="0.026cm" fo:margin-right="0.019cm" table:align="margins"/>
    </style:style>
    <style:style style:name="Table1.A" style:family="table-column">
      <style:table-column-properties style:column-width="9.208cm" style:rel-column-width="32767*"/>
    </style:style>
    <style:style style:name="Table1.B" style:family="table-column">
      <style:table-column-properties style:column-width="9.208cm" style:rel-column-width="32768*"/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6.154cm" style:rel-column-width="21845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Cascadia Cod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scadia Cod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scadia Code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DIT CARD STATEMEN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4">Name: ${userName}</text:p>
          </table:table-cell>
          <table:table-cell office:value-type="string">
            <text:p text:style-name="P4">Card Number: ${accountNumber}</text:p>
          </table:table-cell>
        </table:table-row>
        <table:table-row>
          <table:table-cell office:value-type="string">
            <text:p text:style-name="P4">Emial Id: ${emailId}</text:p>
          </table:table-cell>
          <table:table-cell office:value-type="string">
            <text:p text:style-name="P4">Month: ${month}</text:p>
          </table:table-cell>
        </table:table-row>
      </table:table>
      <text:p text:style-name="P2"/>
      <text:p text:style-name="P3">Transaction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Date &amp; Time</text:p>
          </table:table-cell>
          <table:table-cell table:style-name="Table2.A1" office:value-type="string">
            <text:p text:style-name="P4">Amount</text:p>
          </table:table-cell>
          <table:table-cell table:style-name="Table2.C1" office:value-type="string">
            <text:p text:style-name="P4">Type</text:p>
          </table:table-cell>
        </table:table-row>
        <table:table-row>
          <table:table-cell table:style-name="Table2.A2" office:value-type="string">
            <text:p text:style-name="P4">${transactionList.transactionDate?datetime("yyyy-MM-dd HH:mm:ss")?string("dd-MMM-y, h:mm:ss a")}</text:p>
          </table:table-cell>
          <table:table-cell table:style-name="Table2.A2" office:value-type="string">
            <text:p text:style-name="P4">${(transactionList.amount)!}</text:p>
          </table:table-cell>
          <table:table-cell table:style-name="Table2.C2" office:value-type="string">
            <text:p text:style-name="P4">${(transactionList.transactionType)!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2 </meta:initial-creator>
    <meta:creation-date>2024-08-04T01:47:01.04</meta:creation-date>
    <dc:date>2024-08-07T01:54:06.68</dc:date>
    <dc:creator>K2 </dc:creator>
    <meta:editing-duration>PT33M50S</meta:editing-duration>
    <meta:editing-cycles>16</meta:editing-cycles>
    <meta:generator>OpenOffice/4.1.15$Win32 OpenOffice.org_project/4115m2$Build-9813</meta:generator>
    <meta:document-statistic meta:table-count="2" meta:image-count="0" meta:object-count="0" meta:page-count="1" meta:paragraph-count="12" meta:word-count="25" meta:character-count="296"/>
  </office:meta>
</office:document-meta>
</file>